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9e6a" officeooo:paragraph-rsid="000d9e6a"/>
    </style:style>
    <style:style style:name="P2" style:family="paragraph" style:parent-style-name="Standard">
      <style:text-properties style:text-underline-style="solid" style:text-underline-width="auto" style:text-underline-color="font-color" officeooo:rsid="000d9e6a" officeooo:paragraph-rsid="000d9e6a"/>
    </style:style>
    <style:style style:name="P3" style:family="paragraph" style:parent-style-name="Standard">
      <style:text-properties officeooo:rsid="000e0789" officeooo:paragraph-rsid="000e0789"/>
    </style:style>
    <style:style style:name="P4" style:family="paragraph" style:parent-style-name="Standard">
      <style:text-properties officeooo:rsid="000f7861" officeooo:paragraph-rsid="000f7861"/>
    </style:style>
    <style:style style:name="P5" style:family="paragraph" style:parent-style-name="Standard">
      <style:text-properties officeooo:rsid="0010dec6" officeooo:paragraph-rsid="0010dec6"/>
    </style:style>
    <style:style style:name="P6" style:family="paragraph" style:parent-style-name="Standard">
      <style:text-properties officeooo:rsid="0012b5b7" officeooo:paragraph-rsid="0012b5b7"/>
    </style:style>
    <style:style style:name="P7" style:family="paragraph" style:parent-style-name="Standard">
      <style:text-properties officeooo:rsid="000d9e6a" officeooo:paragraph-rsid="000d9e6a"/>
    </style:style>
    <style:style style:name="P8" style:family="paragraph" style:parent-style-name="Standard">
      <style:text-properties officeooo:rsid="0015987d" officeooo:paragraph-rsid="0015987d"/>
    </style:style>
    <style:style style:name="P9" style:family="paragraph" style:parent-style-name="Standard">
      <style:text-properties style:text-underline-style="none" officeooo:rsid="0010dec6" officeooo:paragraph-rsid="0010dec6"/>
    </style:style>
    <style:style style:name="P10" style:family="paragraph" style:parent-style-name="Standard">
      <style:text-properties style:text-underline-style="none" officeooo:rsid="0015987d" officeooo:paragraph-rsid="0015987d"/>
    </style:style>
    <style:style style:name="P11" style:family="paragraph" style:parent-style-name="Standard">
      <style:text-properties style:text-underline-style="none" officeooo:rsid="0014212f" officeooo:paragraph-rsid="0014212f"/>
    </style:style>
    <style:style style:name="P12" style:family="paragraph" style:parent-style-name="Standard">
      <style:text-properties style:text-underline-style="solid" style:text-underline-width="auto" style:text-underline-color="font-color" officeooo:rsid="000d9e6a" officeooo:paragraph-rsid="000d9e6a"/>
    </style:style>
    <style:style style:name="P13" style:family="paragraph" style:parent-style-name="Standard">
      <style:paragraph-properties fo:text-align="center" style:justify-single-word="false"/>
      <style:text-properties fo:color="#222d5a" fo:font-size="14pt" style:text-underline-style="none" fo:font-weight="bold" officeooo:rsid="001874d0" officeooo:paragraph-rsid="001874d0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3d4f98" fo:font-size="13pt" style:text-underline-style="solid" style:text-underline-width="auto" style:text-underline-color="font-color" officeooo:rsid="000d9e6a" officeooo:paragraph-rsid="000d9e6a" style:font-size-asian="13pt" style:font-size-complex="13pt"/>
    </style:style>
    <style:style style:name="P15" style:family="paragraph" style:parent-style-name="Standard">
      <style:text-properties fo:color="#3d4f98" fo:font-size="13pt" officeooo:rsid="000d9e6a" officeooo:paragraph-rsid="000d9e6a" style:font-size-asian="13pt" style:font-size-complex="13pt"/>
    </style:style>
    <style:style style:name="P16" style:family="paragraph" style:parent-style-name="Standard">
      <style:text-properties officeooo:rsid="000e0789" officeooo:paragraph-rsid="000e0789"/>
    </style:style>
    <style:style style:name="P17" style:family="paragraph" style:parent-style-name="Standard">
      <style:text-properties officeooo:rsid="0019f171" officeooo:paragraph-rsid="0019f171"/>
    </style:style>
    <style:style style:name="T1" style:family="text">
      <style:text-properties officeooo:rsid="0010dec6"/>
    </style:style>
    <style:style style:name="T2" style:family="text">
      <style:text-properties officeooo:rsid="0012b5b7"/>
    </style:style>
    <style:style style:name="T3" style:family="text">
      <style:text-properties officeooo:rsid="001569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874d0"/>
    </style:style>
    <style:style style:name="T6" style:family="text">
      <style:text-properties officeooo:rsid="001c53c5"/>
    </style:style>
    <style:style style:name="T7" style:family="text">
      <style:text-properties officeooo:rsid="001cf255"/>
    </style:style>
    <style:style style:name="T8" style:family="text">
      <style:text-properties officeooo:rsid="001d3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yOSV teaser - texte</text:p>
      <text:p text:style-name="P2"/>
      <text:p text:style-name="P14">Slide 1</text:p>
      <text:p text:style-name="P1"/>
      <text:p text:style-name="P3">Lors du premier CampOSV, constatation de l’insuffisance des plans fournis.</text:p>
      <text:p text:style-name="P3">- qualité inégale suivant les parties de la voiture</text:p>
      <text:p text:style-name="P3">- pas de logique d’assemblage</text:p>
      <text:p text:style-name="P3">- pas de documentation <text:span text:style-name="T3">(pour fabrication ou achat)</text:span></text:p>
      <text:p text:style-name="P3">- modification et améliorations quasi impossibles</text:p>
      <text:p text:style-name="P3"/>
      <text:p text:style-name="P17">Besoin d’un SI (Système d’Information) autour de l’Open Source Vehicle.</text:p>
      <text:p text:style-name="P17"/>
      <text:p text:style-name="P17">Mais c’est un besoin générique. Si on sait modéliser une voiture, on sait modéliser un avion ou un grille-pain.</text:p>
      <text:p text:style-name="P1"/>
      <text:p text:style-name="P15"><text:span text:style-name="T4">Slide 2</text:span></text:p>
      <text:p text:style-name="P1"/>
      <text:p text:style-name="P4">Pourtant, des briques (/projets) logicielles <text:span text:style-name="T6">d’excellente qualité </text:span>permettant la modélisation 3D, <text:span text:style-name="T6">la création et l’utilisation de graphes, la gestion de projet et de versions</text:span> existent <text:span text:style-name="T1">dans l’ecosystème Open Source:</text:span></text:p>
      <text:p text:style-name="P4">- PythonOCC</text:p>
      <text:p text:style-name="P4">- ccad</text:p>
      <text:p text:style-name="P4">- networkx (et pas mal d’autres pour les graphes)</text:p>
      <text:p text:style-name="P4">- gogs, gitlab CE pour la gestion de versions et de projets </text:p>
      <text:p text:style-name="P1"/>
      <text:p text:style-name="P14">Slide 3</text:p>
      <text:p text:style-name="P1"/>
      <text:p text:style-name="P8"><text:span text:style-name="T5">quelque peu</text:span> tunées → <text:span text:style-name="T7">toutes </text:span>les fonctionnalités nécessaires n’ex<text:span text:style-name="T7">i</text:span>stent pas, il faut les créer !</text:p>
      <text:p text:style-name="P1"/>
      <text:p text:style-name="P5">Donc la stratégie de PyOSV est d’assembler ces briques d’une nouvelle façon afin d’atteindre le but: la conception collaborative d’objets complexes <text:span text:style-name="T2">et d’en gérer les aspects:</text:span></text:p>
      <text:p text:style-name="P6">- 3D</text:p>
      <text:p text:style-name="P6">- relation entre les pièces</text:p>
      <text:p text:style-name="P6">- connaissance / <text:span text:style-name="T8">information</text:span> autour des pièces et des assemblages</text:p>
      <text:p text:style-name="P6">- gestion de projets</text:p>
      <text:p text:style-name="P6">- gestion de versions</text:p>
      <text:p text:style-name="P1"/>
      <text:p text:style-name="P14">Slide 4</text:p>
      <text:p text:style-name="P2"/>
      <text:p text:style-name="P9">Lors de l’atelier PyOSV, nous parlerons:</text:p>
      <text:p text:style-name="P10">- de la modélisation d’objets complexes par un scripts Python</text:p>
      <text:p text:style-name="P10">- du triptyque script Python / graphe / vue 3D</text:p>
      <text:p text:style-name="P9">- des librairies de pièces, de leur importance et du framework développé dans le cadre de PyOSV</text:p>
      <text:p text:style-name="P9">- de la modélisation par graphe acyclique dirigé</text:p>
      <text:p text:style-name="P9">- de la conception objet utilisée pour arriver à un proof-of-concept pour PyOSV</text:p>
      <text:p text:style-name="P9">- de quelques ‘astuces’ pour assembler des pièces en 3D</text:p>
      <text:p text:style-name="P9"/>
      <text:p text:style-name="P11">Mais vous pourrez également agir et interragir avec le code existant (notebook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57:23.519000000</meta:creation-date>
    <dc:date>2018-03-11T16:50:00.685000000</dc:date>
    <meta:editing-duration>PT43M36S</meta:editing-duration>
    <meta:editing-cycles>15</meta:editing-cycles>
    <meta:generator>LibreOffice/5.2.7.2$Windows_x86 LibreOffice_project/2b7f1e640c46ceb28adf43ee075a6e8b8439ed10</meta:generator>
    <meta:document-statistic meta:table-count="0" meta:image-count="0" meta:object-count="0" meta:page-count="1" meta:paragraph-count="32" meta:word-count="285" meta:character-count="1732" meta:non-whitespace-character-count="1478"/>
  </office:meta>
</office:document-meta>
</file>